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ee2f9" officeooo:paragraph-rsid="001ee2f9"/>
    </style:style>
    <style:style style:name="P2" style:family="paragraph" style:parent-style-name="Text_20_body">
      <style:text-properties officeooo:rsid="001ee2f9" officeooo:paragraph-rsid="001ee2f9"/>
    </style:style>
    <style:style style:name="P3" style:family="paragraph" style:parent-style-name="Text_20_body">
      <style:text-properties officeooo:rsid="0020a282" officeooo:paragraph-rsid="0020a282"/>
    </style:style>
    <style:style style:name="P4" style:family="paragraph" style:parent-style-name="Text_20_body" style:list-style-name="L1">
      <style:text-properties officeooo:rsid="0020a282" officeooo:paragraph-rsid="0020a2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ame</text:p>
      <text:h text:style-name="Heading_20_1" text:outline-level="1">Gameplay</text:h>
      <text:p text:style-name="P2">X Fe debt </text:p>
      <text:p text:style-name="P2">Strip poker</text:p>
      <text:p text:style-name="P2">→ Lose = gb</text:p>
      <text:p text:style-name="P2"/>
      <text:p text:style-name="P3">Tenues :</text:p>
      <text:list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08:55:37.282000000</meta:creation-date>
    <dc:date>2025-08-31T17:39:35.234527400</dc:date>
    <meta:editing-duration>PT14H18M16S</meta:editing-duration>
    <meta:editing-cycles>7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7" meta:word-count="15" meta:character-count="57" meta:non-whitespace-character-count="48"/>
  </office:meta>
</office:document-meta>
</file>